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4.509cm" fo:min-width="7.882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329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251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328cm"/>
    </style:style>
    <style:style style:name="gr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2.002cm"/>
    </style:style>
    <style:style style:name="gr6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09cm"/>
    </style:style>
    <style:style style:name="gr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73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57cm" fo:min-width="2.321cm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4.509cm" fo:min-width="7.968cm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348cm"/>
    </style:style>
    <style:style style:name="gr1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269cm"/>
    </style:style>
    <style:style style:name="gr1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347cm"/>
    </style:style>
    <style:style style:name="gr1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2.028cm"/>
    </style:style>
    <style:style style:name="gr1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33cm"/>
    </style:style>
    <style:style style:name="gr1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9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4.509cm" fo:min-width="7.844cm"/>
    </style:style>
    <style:style style:name="gr20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321cm"/>
    </style:style>
    <style:style style:name="gr2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244cm"/>
    </style:style>
    <style:style style:name="gr2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91cm"/>
    </style:style>
    <style:style style:name="gr2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898cm"/>
    </style:style>
    <style:style style:name="gr2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62cm"/>
    </style:style>
    <style:style style:name="gr25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57cm" fo:min-width="2.321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57cm" fo:min-width="2.321cm" fo:padding-top="0.151cm" fo:padding-bottom="0.151cm" fo:padding-left="0.276cm" fo:padding-right="0.276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026cm" fo:min-width="1.392cm"/>
    </style:style>
    <style:style style:name="gr2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764cm" fo:min-width="2.557cm" fo:padding-top="0.134cm" fo:padding-bottom="0.134cm" fo:padding-left="0.259cm" fo:padding-right="0.259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004cm" fo:min-width="1.442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2.447cm" fo:min-width="4.11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1.824cm" fo:min-width="3.72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2.747cm" fo:min-width="8.679cm"/>
    </style:style>
    <style:style style:name="gr3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56cm" fo:min-width="2.775cm"/>
    </style:style>
    <style:style style:name="gr3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56cm" fo:min-width="2.675cm"/>
    </style:style>
    <style:style style:name="gr3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56cm" fo:min-width="2.675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1.098cm" fo:min-width="1.456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1.01cm" fo:min-width="1.442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.71cm" fo:min-width="4.58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1.71cm" fo:min-width="3.05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.421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3.564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2.344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.773cm" fo:min-width="3.564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1.052cm" fo:min-width="1.406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1.773cm" fo:min-width="3.41cm"/>
    </style:style>
    <style:style style:name="gr46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4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729fcf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style:font-name="Liberation Sans1" fo:font-size="12pt" style:font-size-asian="11pt" style:font-size-complex="11pt"/>
    </style:style>
    <style:style style:name="P3" style:family="paragraph">
      <loext:graphic-properties draw:fill="none" draw:fill-color="#729fcf"/>
      <style:paragraph-properties fo:text-align="center"/>
      <style:text-properties style:font-name="Liberation Sans1" fo:font-size="12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9" draw:id="id39">
          <draw:custom-shape draw:style-name="gr1" draw:text-style-name="P1" draw:layer="layout" svg:width="8.382cm" svg:height="4.759cm" svg:x="4.064cm" svg:y="12.5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85cm" svg:height="1.41cm" svg:x="4.289cm" svg:y="15.627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75cm" svg:height="1.41cm" svg:x="6.992cm" svg:y="15.627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584cm" svg:height="1.41cm" svg:x="9.67cm" svg:y="15.628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2.502cm" svg:height="1.4cm" svg:x="4.31cm" svg:y="12.839cm">
            <text:p text:style-name="P4"><text:span text:style-name="T2">Discharge</text:span></text:p>
            <text:p text:style-name="P4"><text:span text:style-name="T2">Pipe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576cm" svg:y1="15.639cm" svg:x2="5.576cm" svg:y2="14.239cm">
            <text:p/>
          </draw:line>
          <draw:custom-shape draw:style-name="gr7" draw:text-style-name="P5" draw:layer="layout" svg:width="2.409cm" svg:height="1.4cm" svg:x="7.015cm" svg:y="12.839cm">
            <text:p text:style-name="P4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473cm" svg:height="1.4cm" svg:x="9.699cm" svg:y="12.839cm">
            <text:p text:style-name="P4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8.187cm" svg:y1="15.639cm" svg:x2="8.187cm" svg:y2="14.239cm">
            <text:p/>
          </draw:line>
          <draw:line draw:style-name="gr6" draw:text-style-name="P1" draw:layer="layout" svg:x1="10.935cm" svg:y1="15.639cm" svg:x2="10.935cm" svg:y2="14.239cm">
            <text:p/>
          </draw:line>
        </draw:g>
        <draw:custom-shape draw:style-name="gr9" draw:text-style-name="P7" xml:id="id8" draw:id="id8" draw:layer="layout" svg:width="2.873cm" svg:height="1.959cm" svg:x="14.556cm" svg:y="13.931cm">
          <text:p text:style-name="P6"><text:span text:style-name="T3">Flow</text:span></text:p>
          <text:p text:style-name="P6"><text:span text:style-name="T3">Segm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8" draw:id="id38" draw:layer="layout" svg:width="3.783cm" svg:height="2.519cm" svg:x="36.068cm" svg:y="1.713cm">
          <text:p text:style-name="P6"><text:span text:style-name="T4">Is 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2" draw:id="id2">
          <draw:custom-shape draw:style-name="gr11" draw:text-style-name="P1" draw:layer="layout" svg:width="8.468cm" svg:height="4.759cm" svg:x="39.624cm" svg:y="22.71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2.612cm" svg:height="1.41cm" svg:x="39.851cm" svg:y="25.782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2.501cm" svg:height="1.41cm" svg:x="42.581cm" svg:y="25.782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2.611cm" svg:height="1.41cm" svg:x="45.287cm" svg:y="25.783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2.528cm" svg:height="1.4cm" svg:x="39.873cm" svg:y="22.994cm">
            <text:p text:style-name="P4"><text:span text:style-name="T2">Floor Trap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1.151cm" svg:y1="25.794cm" svg:x2="41.151cm" svg:y2="24.394cm">
            <text:p/>
          </draw:line>
          <draw:custom-shape draw:style-name="gr16" draw:text-style-name="P5" draw:layer="layout" svg:width="2.433cm" svg:height="1.4cm" svg:x="42.605cm" svg:y="22.994cm">
            <text:p text:style-name="P4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2.499cm" svg:height="1.4cm" svg:x="45.316cm" svg:y="22.994cm">
            <text:p text:style-name="P4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3.789cm" svg:y1="25.794cm" svg:x2="43.789cm" svg:y2="24.394cm">
            <text:p/>
          </draw:line>
          <draw:line draw:style-name="gr6" draw:text-style-name="P1" draw:layer="layout" svg:x1="46.566cm" svg:y1="25.794cm" svg:x2="46.566cm" svg:y2="24.394cm">
            <text:p/>
          </draw:line>
        </draw:g>
        <draw:custom-shape draw:style-name="gr9" draw:text-style-name="P7" xml:id="id1" draw:id="id1" draw:layer="layout" svg:width="2.873cm" svg:height="1.959cm" svg:x="42.394cm" svg:y="19.231cm">
          <text:p text:style-name="P6"><text:span text:style-name="T3">Flow</text:span></text:p>
          <text:p text:style-name="P6"><text:span text:style-name="T3">Terminal</text:span>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draw:type="line" svg:x1="43.83cm" svg:y1="21.19cm" svg:x2="43.858cm" svg:y2="22.714cm" draw:start-shape="id1" draw:start-glue-point="2" draw:end-shape="id2" draw:end-glue-point="0" svg:d="M43830 21190l28 1524" svg:viewBox="0 0 29 1525">
          <text:p/>
        </draw:connector>
        <draw:g xml:id="id4" draw:id="id4">
          <draw:custom-shape draw:style-name="gr19" draw:text-style-name="P1" draw:layer="layout" svg:width="8.344cm" svg:height="4.759cm" svg:x="34.66cm" svg:y="8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2.573cm" svg:height="1.41cm" svg:x="34.884cm" svg:y="11.081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3" draw:layer="layout" svg:width="2.464cm" svg:height="1.41cm" svg:x="37.574cm" svg:y="11.081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3" draw:layer="layout" svg:width="2.573cm" svg:height="1.41cm" svg:x="40.24cm" svg:y="11.082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5" draw:layer="layout" svg:width="2.491cm" svg:height="1.4cm" svg:x="34.905cm" svg:y="8.293cm">
            <text:p text:style-name="P4"><text:span text:style-name="T2">Wash Bas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36.165cm" svg:y1="11.093cm" svg:x2="36.165cm" svg:y2="9.693cm">
            <text:p/>
          </draw:line>
          <draw:custom-shape draw:style-name="gr23" draw:text-style-name="P5" draw:layer="layout" svg:width="2.398cm" svg:height="1.4cm" svg:x="37.597cm" svg:y="8.293cm">
            <text:p text:style-name="P4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2.462cm" svg:height="1.4cm" svg:x="40.269cm" svg:y="8.293cm">
            <text:p text:style-name="P4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38.764cm" svg:y1="11.093cm" svg:x2="38.764cm" svg:y2="9.693cm">
            <text:p/>
          </draw:line>
          <draw:line draw:style-name="gr6" draw:text-style-name="P1" draw:layer="layout" svg:x1="41.5cm" svg:y1="11.093cm" svg:x2="41.5cm" svg:y2="9.693cm">
            <text:p/>
          </draw:line>
        </draw:g>
        <draw:custom-shape draw:style-name="gr25" draw:text-style-name="P11" xml:id="id3" draw:id="id3" draw:layer="layout" svg:width="2.873cm" svg:height="1.959cm" svg:x="37.387cm" svg:y="14.043cm">
          <text:p text:style-name="P10"><text:span text:style-name="T3">Flow</text:span></text:p>
          <text:p text:style-name="P6"><text:span text:style-name="T3">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38.823cm" svg:y1="14.043cm" svg:x2="38.832cm" svg:y2="12.772cm" draw:start-shape="id3" draw:start-glue-point="0" draw:end-shape="id4" draw:end-glue-point="2" svg:d="M38823 14043l9-1271" svg:viewBox="0 0 10 1272">
          <text:p/>
        </draw:connector>
        <draw:g xml:id="id6" draw:id="id6">
          <draw:custom-shape draw:style-name="gr19" draw:text-style-name="P1" draw:layer="layout" svg:width="8.344cm" svg:height="4.759cm" svg:x="25.093cm" svg:y="8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2.573cm" svg:height="1.41cm" svg:x="25.317cm" svg:y="11.096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3" draw:layer="layout" svg:width="2.464cm" svg:height="1.41cm" svg:x="28.007cm" svg:y="11.096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3" draw:layer="layout" svg:width="2.573cm" svg:height="1.41cm" svg:x="30.673cm" svg:y="11.097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5" draw:layer="layout" svg:width="2.491cm" svg:height="1.4cm" svg:x="25.338cm" svg:y="8.308cm">
            <text:p text:style-name="P4"><text:span text:style-name="T2">Inspection</text:span></text:p>
            <text:p text:style-name="P4"><text:span text:style-name="T2">Chamb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26.598cm" svg:y1="11.108cm" svg:x2="26.598cm" svg:y2="9.708cm">
            <text:p/>
          </draw:line>
          <draw:custom-shape draw:style-name="gr23" draw:text-style-name="P5" draw:layer="layout" svg:width="2.398cm" svg:height="1.4cm" svg:x="28.03cm" svg:y="8.308cm">
            <text:p text:style-name="P4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2.462cm" svg:height="1.4cm" svg:x="30.702cm" svg:y="8.308cm">
            <text:p text:style-name="P4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29.197cm" svg:y1="11.108cm" svg:x2="29.197cm" svg:y2="9.708cm">
            <text:p/>
          </draw:line>
          <draw:line draw:style-name="gr6" draw:text-style-name="P1" draw:layer="layout" svg:x1="31.933cm" svg:y1="11.108cm" svg:x2="31.933cm" svg:y2="9.708cm">
            <text:p/>
          </draw:line>
        </draw:g>
        <draw:custom-shape draw:style-name="gr26" draw:text-style-name="P11" xml:id="id5" draw:id="id5" draw:layer="layout" svg:width="2.873cm" svg:height="1.959cm" svg:x="27.82cm" svg:y="13.958cm">
          <text:p text:style-name="P10"><text:span text:style-name="T3">Distribution</text:span></text:p>
          <text:p text:style-name="P10"><text:span text:style-name="T3">Chamber</text:span></text:p>
          <text:p text:style-name="P10"><text:span text:style-name="T3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9.256cm" svg:y1="13.958cm" svg:x2="29.265cm" svg:y2="12.787cm" draw:start-shape="id5" draw:start-glue-point="0" draw:end-shape="id6" draw:end-glue-point="2" svg:d="M29256 13958l9-1171" svg:viewBox="0 0 10 1172">
          <text:p/>
        </draw:connector>
        <draw:connector draw:style-name="gr18" draw:text-style-name="P9" draw:layer="layout" draw:type="line" svg:x1="27.82cm" svg:y1="14.937cm" svg:x2="24.411cm" svg:y2="14.957cm" draw:start-shape="id5" draw:start-glue-point="3" draw:end-shape="id7" draw:end-glue-point="7" svg:d="M27820 14937l-3409 20" svg:viewBox="0 0 3410 21">
          <text:p/>
        </draw:connector>
        <draw:custom-shape draw:style-name="gr27" draw:text-style-name="P8" xml:id="id9" draw:id="id9" draw:layer="layout" svg:width="3.783cm" svg:height="2.551cm" svg:x="14.097cm" svg:y="5.596cm">
          <text:p text:style-name="P6"><text:span text:style-name="T4">Get Diamete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8" draw:text-style-name="P9" draw:layer="layout" draw:type="line" svg:x1="15.992cm" svg:y1="13.931cm" svg:x2="15.989cm" svg:y2="8.147cm" draw:start-shape="id8" draw:start-glue-point="0" draw:end-shape="id9" draw:end-glue-point="6" svg:d="M15992 13931l-3-5784" svg:viewBox="0 0 4 5785">
          <text:p/>
        </draw:connector>
        <draw:custom-shape draw:style-name="gr10" draw:text-style-name="P8" xml:id="id23" draw:id="id23" draw:layer="layout" svg:width="3.783cm" svg:height="2.519cm" svg:x="16.807cm" svg:y="26.787cm">
          <text:p text:style-name="P6"><text:span text:style-name="T4">Get Start Poi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8" draw:text-style-name="P8" xml:id="id25" draw:id="id25" draw:layer="layout" svg:width="3.075cm" svg:height="2.032cm" svg:x="17.145cm" svg:y="31.344cm">
          <text:p text:style-name="P6"><text:span text:style-name="T4">Start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5" draw:id="id35" draw:layer="layout" svg:width="3.883cm" svg:height="2.508cm" svg:x="42.626cm" svg:y="29.218cm">
          <text:p text:style-name="P6"><text:span text:style-name="T4">Evaluate</text:span></text:p>
          <text:p text:style-name="P6"><text:span text:style-name="T4">Gradie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0" draw:text-style-name="P8" xml:id="id36" draw:id="id36" draw:layer="layout" svg:width="4.618cm" svg:height="2.697cm" svg:x="36.476cm" svg:y="29.11cm">
          <text:p text:style-name="P6"><text:span text:style-name="T4">Minimum Gradient</text:span></text:p>
          <text:p text:style-name="P6"><text:span text:style-name="T4">Is 1:20 And</text:span></text:p>
          <text:p text:style-name="P6"><text:span text:style-name="T4">Maximum Gradient</text:span></text:p>
          <text:p text:style-name="P6"><text:span text:style-name="T4">Is 1: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3.783cm" svg:height="2.519cm" svg:x="18.415cm" svg:y="5.609cm">
          <text:p text:style-name="P6"><text:span text:style-name="T4">Is Connecte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8" xml:id="id7" draw:id="id7" draw:layer="layout" svg:width="3.783cm" svg:height="2.519cm" svg:x="20.628cm" svg:y="13.697cm">
          <text:p text:style-name="P6"><text:span text:style-name="T4">Is Connecte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8" draw:text-style-name="P9" draw:layer="layout" draw:type="line" svg:x1="17.429cm" svg:y1="14.91cm" svg:x2="20.628cm" svg:y2="14.957cm" draw:start-shape="id8" draw:start-glue-point="1" draw:end-shape="id7" draw:end-glue-point="5" svg:d="M17429 14910l3199 47" svg:viewBox="0 0 3200 48">
          <text:p/>
        </draw:connector>
        <draw:g>
          <draw:custom-shape draw:style-name="gr31" draw:text-style-name="P8" xml:id="id40" draw:id="id40" draw:layer="layout" svg:width="4.22cm" svg:height="2.074cm" svg:x="22.562cm" svg:y="1.951cm">
            <text:p text:style-name="P4"><text:span text:style-name="T2">Minimum Diameter </text:span></text:p>
            <text:p text:style-name="P4"><text:span text:style-name="T2">is 75 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8" xml:id="id11" draw:id="id11" draw:layer="layout" svg:width="4.22cm" svg:height="2.074cm" svg:x="18.166cm" svg:y="1.951cm">
            <text:p text:style-name="P4"><text:span text:style-name="T2">Minimum Diameter </text:span></text:p>
            <text:p text:style-name="P4"><text:span text:style-name="T2">is 100 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8" xml:id="id37" draw:id="id37" draw:layer="layout" svg:width="9.179cm" svg:height="2.997cm" svg:x="17.872cm" svg:y="1.524cm"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9" draw:layer="layout" draw:type="line" svg:x1="20.307cm" svg:y1="5.609cm" svg:x2="20.276cm" svg:y2="4.025cm" draw:start-shape="id10" draw:start-glue-point="4" draw:end-shape="id11" draw:end-glue-point="2" svg:d="M20307 5609l-31-1584" svg:viewBox="0 0 32 1585">
          <text:p/>
        </draw:connector>
        <draw:custom-shape draw:style-name="gr10" draw:text-style-name="P8" xml:id="id12" draw:id="id12" draw:layer="layout" svg:width="3.783cm" svg:height="2.519cm" svg:x="23.622cm" svg:y="18.817cm">
          <text:p text:style-name="P6"><text:span text:style-name="T4">Get Mid Poi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3" draw:text-style-name="P12" xml:id="id13" draw:id="id13" draw:layer="layout" svg:width="3.275cm" svg:height="1.706cm" svg:x="23.876cm" svg:y="26.159cm">
          <text:p text:style-name="P10"><text:span text:style-name="T4">Inspection</text:span></text:p>
          <text:p text:style-name="P6"><text:span text:style-name="T4">Chamber</text:span></text:p>
          <text:p text:style-name="P6"><text:span text:style-name="T4">Mid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5.514cm" svg:y1="21.336cm" svg:x2="25.513cm" svg:y2="26.159cm" draw:start-shape="id12" draw:start-glue-point="6" draw:end-shape="id13" draw:end-glue-point="0" svg:d="M25514 21336l-1 4823" svg:viewBox="0 0 2 4824">
          <text:p/>
        </draw:connector>
        <draw:custom-shape draw:style-name="gr10" draw:text-style-name="P8" xml:id="id14" draw:id="id14" draw:layer="layout" svg:width="3.783cm" svg:height="2.519cm" svg:x="28.394cm" svg:y="18.896cm">
          <text:p text:style-name="P6"><text:span text:style-name="T4">Get Mid Poi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4" draw:text-style-name="P12" xml:id="id15" draw:id="id15" draw:layer="layout" svg:width="3.175cm" svg:height="1.706cm" svg:x="28.702cm" svg:y="22.439cm">
          <text:p text:style-name="P10"><text:span text:style-name="T4">Wash Basin</text:span></text:p>
          <text:p text:style-name="P10"><text:span text:style-name="T4">Mid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30.286cm" svg:y1="21.415cm" svg:x2="30.289cm" svg:y2="22.439cm" draw:start-shape="id14" draw:start-glue-point="6" draw:end-shape="id15" draw:end-glue-point="0" svg:d="M30286 21415l3 1024" svg:viewBox="0 0 4 1025">
          <text:p/>
        </draw:connector>
        <draw:custom-shape draw:style-name="gr10" draw:text-style-name="P8" xml:id="id16" draw:id="id16" draw:layer="layout" svg:width="3.783cm" svg:height="2.519cm" svg:x="33.401cm" svg:y="18.923cm">
          <text:p text:style-name="P6"><text:span text:style-name="T4">Get Mid Poi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draw:text-style-name="P12" xml:id="id17" draw:id="id17" draw:layer="layout" svg:width="3.175cm" svg:height="1.706cm" svg:x="33.709cm" svg:y="22.466cm">
          <text:p text:style-name="P10"><text:span text:style-name="T4">Floor Trap</text:span></text:p>
          <text:p text:style-name="P10"><text:span text:style-name="T4">Mid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35.293cm" svg:y1="21.442cm" svg:x2="35.296cm" svg:y2="22.466cm" draw:start-shape="id16" draw:start-glue-point="6" draw:end-shape="id17" draw:end-glue-point="0" svg:d="M35293 21442l3 1024" svg:viewBox="0 0 4 1025">
          <text:p/>
        </draw:connector>
        <draw:custom-shape draw:style-name="gr36" draw:text-style-name="P8" xml:id="id18" draw:id="id18" draw:layer="layout" svg:width="3.91cm" svg:height="2.694cm" svg:x="28.321cm" svg:y="25.654cm">
          <text:p text:style-name="P6"><text:span text:style-name="T4">Get Horizontal</text:span></text:p>
          <text:p text:style-name="P6"><text:span text:style-name="T4">Distan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7" draw:text-style-name="P8" xml:id="id20" draw:id="id20" draw:layer="layout" svg:width="3.883cm" svg:height="2.519cm" svg:x="28.375cm" svg:y="32.749cm">
          <text:p text:style-name="P6"><text:span text:style-name="T4">Get Horizontal</text:span></text:p>
          <text:p text:style-name="P6"><text:span text:style-name="T4">Distan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8" draw:text-style-name="P9" draw:layer="layout" draw:type="line" svg:x1="27.151cm" svg:y1="27.012cm" svg:x2="28.321cm" svg:y2="27.001cm" draw:start-shape="id13" draw:start-glue-point="1" draw:end-shape="id18" svg:d="M27151 27012l1170-11" svg:viewBox="0 0 1171 12">
          <text:p/>
        </draw:connector>
        <draw:connector draw:style-name="gr18" draw:text-style-name="P9" draw:layer="layout" draw:type="line" svg:x1="30.289cm" svg:y1="24.145cm" svg:x2="30.276cm" svg:y2="25.654cm" draw:start-shape="id15" draw:start-glue-point="2" draw:end-shape="id18" draw:end-glue-point="4" svg:d="M30289 24145l-13 1509" svg:viewBox="0 0 14 1510">
          <text:p/>
        </draw:connector>
        <draw:custom-shape draw:style-name="gr38" draw:text-style-name="P8" xml:id="id19" draw:id="id19" draw:layer="layout" svg:width="5.08cm" svg:height="1.96cm" svg:x="27.767cm" svg:y="29.544cm">
          <text:p text:style-name="P6"><text:span text:style-name="T4">Horizontal Distance</text:span></text:p>
          <text:p text:style-name="P6"><text:span text:style-name="T4">&gt;= 10000 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30.276cm" svg:y1="28.348cm" svg:x2="30.307cm" svg:y2="29.544cm" draw:start-shape="id18" draw:start-glue-point="6" draw:end-shape="id19" draw:end-glue-point="0" svg:d="M30276 28348l31 1196" svg:viewBox="0 0 32 1197">
          <text:p/>
        </draw:connector>
        <draw:connector draw:style-name="gr18" draw:text-style-name="P9" draw:layer="layout" draw:type="line" svg:x1="30.317cm" svg:y1="32.749cm" svg:x2="30.307cm" svg:y2="31.504cm" draw:start-shape="id20" draw:start-glue-point="4" draw:end-shape="id19" draw:end-glue-point="2" svg:d="M30317 32749l-10-1245" svg:viewBox="0 0 11 1246">
          <text:p/>
        </draw:connector>
        <draw:custom-shape draw:style-name="gr10" draw:text-style-name="P8" xml:id="id24" draw:id="id24" draw:layer="layout" svg:width="3.783cm" svg:height="2.519cm" svg:x="11.646cm" svg:y="26.817cm">
          <text:p text:style-name="P6"><text:span text:style-name="T4">Get End Poi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8" xml:id="id21" draw:id="id21" draw:layer="layout" svg:width="3.783cm" svg:height="2.519cm" svg:x="14.124cm" svg:y="18.932cm">
          <text:p text:style-name="P6"><text:span text:style-name="T4">Get Center lin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8" draw:text-style-name="P9" draw:layer="layout" draw:type="line" svg:x1="15.992cm" svg:y1="15.89cm" svg:x2="16.016cm" svg:y2="18.932cm" draw:start-shape="id8" draw:start-glue-point="2" draw:end-shape="id21" draw:end-glue-point="4" svg:d="M15992 15890l24 3042" svg:viewBox="0 0 25 3043">
          <text:p/>
        </draw:connector>
        <draw:connector draw:style-name="gr18" draw:text-style-name="P9" draw:layer="layout" draw:type="line" svg:x1="16.016cm" svg:y1="21.451cm" svg:x2="16.002cm" svg:y2="22.974cm" draw:start-shape="id21" draw:start-glue-point="6" draw:end-shape="id22" draw:end-glue-point="0" svg:d="M16016 21451l-14 1523" svg:viewBox="0 0 15 1524">
          <text:p/>
        </draw:connector>
        <draw:custom-shape draw:style-name="gr39" draw:text-style-name="P8" xml:id="id22" draw:id="id22" draw:layer="layout" svg:width="3.556cm" svg:height="1.96cm" svg:x="14.224cm" svg:y="22.974cm">
          <text:p text:style-name="P6"><text:span text:style-name="T4">Center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16.002cm" svg:y1="24.934cm" svg:x2="18.699cm" svg:y2="26.787cm" draw:start-shape="id22" draw:start-glue-point="2" draw:end-shape="id23" draw:end-glue-point="4" svg:d="M16002 24934l2697 1853" svg:viewBox="0 0 2698 1854">
          <text:p/>
        </draw:connector>
        <draw:connector draw:style-name="gr18" draw:text-style-name="P9" draw:layer="layout" draw:type="line" svg:x1="16.002cm" svg:y1="24.934cm" svg:x2="13.538cm" svg:y2="26.817cm" draw:start-shape="id22" draw:start-glue-point="2" draw:end-shape="id24" draw:end-glue-point="4" svg:d="M16002 24934l-2464 1883" svg:viewBox="0 0 2465 1884">
          <text:p/>
        </draw:connector>
        <draw:custom-shape draw:style-name="gr40" draw:text-style-name="P8" xml:id="id26" draw:id="id26" draw:layer="layout" svg:width="2.921cm" svg:height="2.032cm" svg:x="12.065cm" svg:y="31.295cm">
          <text:p text:style-name="P6"><text:span text:style-name="T4">End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18.699cm" svg:y1="29.306cm" svg:x2="18.682cm" svg:y2="31.344cm" draw:start-shape="id23" draw:start-glue-point="6" draw:end-shape="id25" draw:end-glue-point="0" svg:d="M18699 29306l-17 2038" svg:viewBox="0 0 18 2039">
          <text:p/>
        </draw:connector>
        <draw:connector draw:style-name="gr18" draw:text-style-name="P9" draw:layer="layout" draw:type="line" svg:x1="13.538cm" svg:y1="29.336cm" svg:x2="13.525cm" svg:y2="31.295cm" draw:start-shape="id24" draw:start-glue-point="6" draw:end-shape="id26" draw:end-glue-point="0" svg:d="M13538 29336l-13 1959" svg:viewBox="0 0 14 1960">
          <text:p/>
        </draw:connector>
        <draw:custom-shape draw:style-name="gr10" draw:text-style-name="P8" xml:id="id27" draw:id="id27" draw:layer="layout" svg:width="3.783cm" svg:height="2.519cm" svg:x="16.829cm" svg:y="38.401cm">
          <text:p text:style-name="P6"><text:span text:style-name="T4">Get Horizontal</text:span></text:p>
          <text:p text:style-name="P6"><text:span text:style-name="T4">Distan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1" draw:text-style-name="P8" xml:id="id28" draw:id="id28" draw:layer="layout" svg:width="4.064cm" svg:height="2.032cm" svg:x="22.479cm" svg:y="38.661cm">
          <text:p text:style-name="P6"><text:span text:style-name="T4">Horizontal 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0.612cm" svg:y1="39.661cm" svg:x2="22.479cm" svg:y2="39.677cm" draw:start-shape="id27" draw:start-glue-point="7" draw:end-shape="id28" draw:end-glue-point="3" svg:d="M20612 39661l1867 16" svg:viewBox="0 0 1868 17">
          <text:p/>
        </draw:connector>
        <draw:custom-shape draw:style-name="gr10" draw:text-style-name="P8" xml:id="id29" draw:id="id29" draw:layer="layout" svg:width="3.783cm" svg:height="2.519cm" svg:x="16.786cm" svg:y="34.851cm">
          <text:p text:style-name="P6"><text:span text:style-name="T4">Get Vertical</text:span></text:p>
          <text:p text:style-name="P6"><text:span text:style-name="T4">Distan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8" draw:text-style-name="P9" draw:layer="layout" draw:type="line" svg:x1="18.682cm" svg:y1="33.376cm" svg:x2="18.678cm" svg:y2="34.851cm" draw:start-shape="id25" draw:start-glue-point="2" draw:end-shape="id29" draw:end-glue-point="4" svg:d="M18682 33376l-4 1475" svg:viewBox="0 0 5 1476">
          <text:p/>
        </draw:connector>
        <draw:custom-shape draw:style-name="gr41" draw:text-style-name="P8" xml:id="id30" draw:id="id30" draw:layer="layout" svg:width="4.064cm" svg:height="2.032cm" svg:x="22.452cm" svg:y="35.105cm">
          <text:p text:style-name="P6"><text:span text:style-name="T4">Vertical 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0.569cm" svg:y1="36.111cm" svg:x2="22.452cm" svg:y2="36.121cm" draw:start-shape="id29" draw:start-glue-point="7" draw:end-shape="id30" svg:d="M20569 36111l1883 10" svg:viewBox="0 0 1884 11">
          <text:p/>
        </draw:connector>
        <draw:custom-shape draw:style-name="gr42" draw:text-style-name="P8" xml:id="id31" draw:id="id31" draw:layer="layout" svg:width="5.688cm" svg:height="3.556cm" svg:x="28.829cm" svg:y="36.003cm">
          <text:p text:style-name="P6"><text:span text:style-name="T4">Vertical Distance</text:span></text:p>
          <text:p text:style-name="P6"><text:span text:style-name="T4">Divide by</text:span></text:p>
          <text:p text:style-name="P6"><text:span text:style-name="T4">Horizontal Distan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3" draw:text-style-name="P8" xml:id="id32" draw:id="id32" draw:layer="layout" svg:width="4.064cm" svg:height="2.023cm" svg:x="36.476cm" svg:y="36.745cm">
          <text:p text:style-name="P6"><text:span text:style-name="T4">Gra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6.516cm" svg:y1="36.121cm" svg:x2="28.829cm" svg:y2="37.781cm" draw:start-shape="id30" draw:start-glue-point="1" draw:end-shape="id31" svg:d="M26516 36121l2313 1660" svg:viewBox="0 0 2314 1661">
          <text:p/>
        </draw:connector>
        <draw:connector draw:style-name="gr18" draw:text-style-name="P9" draw:layer="layout" draw:type="line" svg:x1="26.543cm" svg:y1="39.677cm" svg:x2="28.829cm" svg:y2="37.781cm" draw:start-shape="id28" draw:start-glue-point="1" draw:end-shape="id31" draw:end-glue-point="5" svg:d="M26543 39677l2286-1896" svg:viewBox="0 0 2287 1897">
          <text:p/>
        </draw:connector>
        <draw:connector draw:style-name="gr18" draw:text-style-name="P9" draw:layer="layout" draw:type="line" svg:x1="34.517cm" svg:y1="37.781cm" svg:x2="36.476cm" svg:y2="37.756cm" draw:start-shape="id31" draw:end-shape="id32" draw:end-glue-point="3" svg:d="M34517 37781l1959-25" svg:viewBox="0 0 1960 26">
          <text:p/>
        </draw:connector>
        <draw:custom-shape draw:style-name="gr44" draw:text-style-name="P8" xml:id="id33" draw:id="id33" draw:layer="layout" svg:width="3.81cm" svg:height="2.604cm" svg:x="42.699cm" svg:y="36.492cm">
          <text:p text:style-name="P6"><text:span text:style-name="T4">Convert </text:span></text:p>
          <text:p text:style-name="P6"><text:span text:style-name="T4">Gradient </text:span></text:p>
          <text:p text:style-name="P6"><text:span text:style-name="T4">Ratio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8" draw:text-style-name="P9" draw:layer="layout" draw:type="line" svg:x1="40.54cm" svg:y1="37.756cm" svg:x2="42.699cm" svg:y2="37.794cm" draw:start-shape="id32" draw:start-glue-point="1" draw:end-shape="id33" draw:end-glue-point="5" svg:d="M40540 37756l2159 38" svg:viewBox="0 0 2160 39">
          <text:p/>
        </draw:connector>
        <draw:custom-shape draw:style-name="gr45" draw:text-style-name="P8" xml:id="id34" draw:id="id34" draw:layer="layout" svg:width="3.91cm" svg:height="2.023cm" svg:x="42.645cm" svg:y="33.055cm">
          <text:p text:style-name="P6"><text:span text:style-name="T4">Gradient Rat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44.604cm" svg:y1="36.492cm" svg:x2="44.6cm" svg:y2="35.078cm" draw:start-shape="id33" draw:start-glue-point="4" draw:end-shape="id34" draw:end-glue-point="2" svg:d="M44604 36492l-4-1414" svg:viewBox="0 0 5 1415">
          <text:p/>
        </draw:connector>
        <draw:connector draw:style-name="gr18" draw:text-style-name="P9" draw:layer="layout" draw:type="line" svg:x1="44.6cm" svg:y1="33.055cm" svg:x2="44.567cm" svg:y2="31.726cm" draw:start-shape="id34" draw:start-glue-point="0" draw:end-shape="id35" svg:d="M44600 33055l-33-1329" svg:viewBox="0 0 34 1330">
          <text:p/>
        </draw:connector>
        <draw:connector draw:style-name="gr18" draw:text-style-name="P9" draw:layer="layout" draw:type="line" svg:x1="42.626cm" svg:y1="30.472cm" svg:x2="41.094cm" svg:y2="30.458cm" draw:start-shape="id35" draw:start-glue-point="5" draw:end-shape="id36" draw:end-glue-point="1" svg:d="M42626 30472l-1532-14" svg:viewBox="0 0 1533 15">
          <text:p/>
        </draw:connector>
        <draw:connector draw:style-name="gr18" draw:text-style-name="P9" draw:layer="layout" svg:x1="29.256cm" svg:y1="15.917cm" svg:x2="25.513cm" svg:y2="18.817cm" draw:start-shape="id5" draw:start-glue-point="2" draw:end-shape="id12" svg:d="M29256 15917v1462h-3743v1438" svg:viewBox="0 0 3744 2901">
          <text:p/>
        </draw:connector>
        <draw:connector draw:style-name="gr18" draw:text-style-name="P9" draw:layer="layout" draw:line-skew="-0.57cm" svg:x1="38.823cm" svg:y1="16.002cm" svg:x2="30.286cm" svg:y2="18.896cm" draw:start-shape="id3" draw:start-glue-point="2" draw:end-shape="id14" draw:end-glue-point="4" svg:d="M38823 16002v889h-8537v2005" svg:viewBox="0 0 8538 2895">
          <text:p/>
        </draw:connector>
        <draw:connector draw:style-name="gr18" draw:text-style-name="P9" draw:layer="layout" svg:x1="35.296cm" svg:y1="24.172cm" svg:x2="32.258cm" svg:y2="34.009cm" draw:start-shape="id17" draw:start-glue-point="2" draw:end-shape="id20" draw:end-glue-point="7" svg:d="M35296 24172v9837h-3038" svg:viewBox="0 0 3039 9838">
          <text:p/>
        </draw:connector>
        <draw:connector draw:style-name="gr18" draw:text-style-name="P9" draw:layer="layout" svg:x1="25.513cm" svg:y1="27.865cm" svg:x2="28.375cm" svg:y2="34.009cm" draw:start-shape="id13" draw:start-glue-point="2" draw:end-shape="id20" draw:end-glue-point="5" svg:d="M25513 27865v6144h2862" svg:viewBox="0 0 2863 6145">
          <text:p/>
        </draw:connector>
        <draw:connector draw:style-name="gr18" draw:text-style-name="P9" draw:layer="layout" svg:x1="15.989cm" svg:y1="5.596cm" svg:x2="17.872cm" svg:y2="3.022cm" draw:start-shape="id9" draw:start-glue-point="4" draw:end-shape="id37" draw:end-glue-point="3" svg:d="M15989 5596v-2574h1883" svg:viewBox="0 0 1884 2575">
          <text:p/>
        </draw:connector>
        <draw:connector draw:style-name="gr18" draw:text-style-name="P9" draw:layer="layout" draw:line-skew="4.257cm" svg:x1="37.387cm" svg:y1="15.022cm" svg:x2="22.198cm" svg:y2="6.869cm" draw:start-shape="id3" draw:start-glue-point="3" draw:end-shape="id10" draw:end-glue-point="7" svg:d="M37387 15022h-3351v-8153h-11838" svg:viewBox="0 0 15190 8154">
          <text:p/>
        </draw:connector>
        <draw:connector draw:style-name="gr18" draw:text-style-name="P9" draw:layer="layout" svg:x1="43.83cm" svg:y1="19.231cm" svg:x2="39.851cm" svg:y2="2.973cm" draw:start-shape="id1" draw:start-glue-point="0" draw:end-shape="id38" draw:end-glue-point="7" svg:d="M43830 19231v-16258h-3979" svg:viewBox="0 0 3980 16259">
          <text:p/>
        </draw:connector>
        <draw:connector draw:style-name="gr18" draw:text-style-name="P9" draw:layer="layout" draw:type="line" svg:x1="15.992cm" svg:y1="13.931cm" svg:x2="20.307cm" svg:y2="8.128cm" draw:start-shape="id8" draw:start-glue-point="0" draw:end-shape="id10" draw:end-glue-point="6" svg:d="M15992 13931l4315-5803" svg:viewBox="0 0 4316 5804">
          <text:p/>
        </draw:connector>
        <draw:connector draw:style-name="gr18" draw:text-style-name="P9" draw:layer="layout" draw:line-skew="-0.693cm -0.449cm" svg:x1="14.556cm" svg:y1="14.91cm" svg:x2="37.96cm" svg:y2="1.713cm" draw:start-shape="id8" draw:start-glue-point="3" draw:end-shape="id38" draw:end-glue-point="4" svg:d="M14556 14910h-1221v-14148h24625v951" svg:viewBox="0 0 24626 14149">
          <text:p/>
        </draw:connector>
        <draw:connector draw:style-name="gr18" draw:text-style-name="P9" draw:layer="layout" draw:line-skew="-0.387cm" svg:x1="12.065cm" svg:y1="32.311cm" svg:x2="16.829cm" svg:y2="39.661cm" draw:start-shape="id26" draw:start-glue-point="3" draw:end-shape="id27" draw:end-glue-point="5" svg:d="M12065 32311h-889v7350h5653" svg:viewBox="0 0 5654 7351">
          <text:p/>
        </draw:connector>
        <draw:connector draw:style-name="gr18" draw:text-style-name="P9" draw:layer="layout" svg:x1="13.525cm" svg:y1="33.327cm" svg:x2="16.786cm" svg:y2="36.111cm" draw:start-shape="id26" draw:start-glue-point="2" draw:end-shape="id29" draw:end-glue-point="5" svg:d="M13525 33327v2784h3261" svg:viewBox="0 0 3262 2785">
          <text:p/>
        </draw:connector>
        <draw:connector draw:style-name="gr46" draw:text-style-name="P9" draw:layer="layout" draw:line-skew="-0.579cm" svg:x1="17.145cm" svg:y1="32.36cm" svg:x2="16.829cm" svg:y2="39.661cm" draw:start-shape="id25" draw:start-glue-point="3" draw:end-shape="id27" draw:end-glue-point="5" svg:d="M17145 32360h-1397v7301h1081" svg:viewBox="0 0 1398 7302">
          <text:p/>
        </draw:connector>
        <draw:connector draw:style-name="gr18" draw:text-style-name="P9" draw:layer="layout" draw:type="line" svg:x1="42.394cm" svg:y1="20.21cm" svg:x2="37.184cm" svg:y2="20.182cm" draw:start-shape="id1" draw:start-glue-point="3" draw:end-shape="id16" svg:d="M42394 20210l-5210-28" svg:viewBox="0 0 5211 29">
          <text:p/>
        </draw:connector>
        <draw:connector draw:style-name="gr18" draw:text-style-name="P9" draw:layer="layout" draw:type="line" svg:x1="14.556cm" svg:y1="14.91cm" svg:x2="12.446cm" svg:y2="14.938cm" draw:start-shape="id8" draw:start-glue-point="3" draw:end-shape="id39" draw:end-glue-point="1" svg:d="M14556 14910l-2110 28" svg:viewBox="0 0 2111 29">
          <text:p/>
        </draw:connector>
        <draw:connector draw:style-name="gr18" draw:text-style-name="P9" draw:layer="layout" draw:type="line" svg:x1="36.068cm" svg:y1="2.973cm" svg:x2="26.782cm" svg:y2="2.988cm" draw:start-shape="id38" draw:start-glue-point="5" draw:end-shape="id40" draw:end-glue-point="1" svg:d="M36068 2973l-9286 15" svg:viewBox="0 0 9287 16">
          <text:p/>
        </draw:connector>
        <draw:line draw:style-name="gr47" draw:text-style-name="P9" draw:layer="layout" svg:x1="48.387cm" svg:y1="24.765cm" svg:x2="48.387cm" svg:y2="25.0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7:38:39.542000000</meta:creation-date>
    <dc:date>2019-01-30T09:12:31.461000000</dc:date>
    <meta:editing-duration>PT18H6M34S</meta:editing-duration>
    <meta:editing-cycles>6</meta:editing-cycles>
    <meta:generator>LibreOffice/6.0.3.2$Windows_X86_64 LibreOffice_project/8f48d515416608e3a835360314dac7e47fd0b821</meta:generator>
    <meta:document-statistic meta:object-count="127"/>
  </office:meta>
</office:document-meta>
</file>